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GA Tim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Frequenz</text:p>
          </table:table-cell>
          <table:table-cell table:formula="of:=31.146875*10^3" office:value-type="float" office:value="31146.875" calcext:value-type="float">
            <text:p>31146.875</text:p>
          </table:table-cell>
          <table:table-cell/>
          <table:table-cell office:value-type="string" calcext:value-type="string">
            <text:p>V-Freq in Pixel-Fr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-Frequenz</text:p>
          </table:table-cell>
          <table:table-cell table:formula="of:=25.175*10^6" office:value-type="float" office:value="25175000" calcext:value-type="float">
            <text:p>25175000</text:p>
          </table:table-cell>
          <table:table-cell/>
          <table:table-cell table:formula="of:=[.B4]/[.B3]" office:value-type="float" office:value="808.267282030701" calcext:value-type="float">
            <text:p>808.26728203070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-Timing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Zeit [µs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640" calcext:value-type="float">
            <text:p>640</text:p>
          </table:table-cell>
          <table:table-cell table:style-name="ce1" office:value-type="float" office:value="25.422045680238" calcext:value-type="float">
            <text:p>25.422045680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ont porch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63555114200596" calcext:value-type="float">
            <text:p>0.63555114200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 pulse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3.8133068520357" calcext:value-type="float">
            <text:p>3.8133068520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porch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1.9066534260179" calcext:value-type="float">
            <text:p>1.9066534260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le line</text:p>
          </table:table-cell>
          <table:table-cell table:formula="of:=SUM([.B8:.B11])" office:value-type="float" office:value="800" calcext:value-type="float">
            <text:p>800</text:p>
          </table:table-cell>
          <table:table-cell table:style-name="ce1" office:value-type="float" office:value="31.777557100298" calcext:value-type="float">
            <text:p>31.777557100298</text:p>
          </table:table-cell>
          <table:table-cell table:formula="of:=[.B12]/([.C12]*10^-6)" office:value-type="float" office:value="25174999.9999999" calcext:value-type="float">
            <text:p>25174999.9999999</text:p>
          </table:table-cell>
          <table:table-cell office:value-type="string" calcext:value-type="string">
            <text:p>Pixelfrequenz in Hz</text:p>
          </table:table-cell>
          <table:table-cell/>
          <table:table-cell office:value-type="string" calcext:value-type="string">
            <text:p>IN meiner Implementierung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[.D12]" office:value-type="float" office:value="0.0000000397219463753725" calcext:value-type="float">
            <text:p>3.97219463753725E-08</text:p>
          </table:table-cell>
          <table:table-cell office:value-type="string" calcext:value-type="string">
            <text:p>Pixeltiming in s</text:p>
          </table:table-cell>
          <table:table-cell/>
          <table:table-cell office:value-type="string" calcext:value-type="string">
            <text:p>clk T</text:p>
          </table:table-cell>
          <table:table-cell table:formula="of:=(2*20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-Timing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Zeit in [ms]</text:p>
          </table:table-cell>
          <table:table-cell table:formula="of:=[.D13]/2*10^9" office:value-type="float" office:value="19.8609731876862" calcext:value-type="float">
            <text:p>19.8609731876862</text:p>
          </table:table-cell>
          <table:table-cell table:number-columns-repeated="2"/>
          <table:table-cell table:formula="of:=800*[.B19]" office:value-type="float" office:value="420000" calcext:value-type="float">
            <text:p>420000</text:p>
          </table:table-cell>
          <table:table-cell table:formula="of:=[.H13]*[.G14]*10^-9" office:value-type="float" office:value="0.0168" calcext:value-type="float">
            <text:p>0.0168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Video-Frame</text:p>
          </table:table-cell>
          <table:table-cell office:value-type="float" office:value="480" calcext:value-type="float">
            <text:p>480</text:p>
          </table:table-cell>
          <table:table-cell table:style-name="ce1" office:value-type="float" office:value="15.253227408143" calcext:value-type="float">
            <text:p>15.253227408143</text:p>
          </table:table-cell>
          <table:table-cell table:number-columns-repeated="4"/>
          <table:table-cell table:formula="of:=39.72-20" office:value-type="float" office:value="19.72" calcext:value-type="float">
            <text:p>19.72</text:p>
          </table:table-cell>
          <table:table-cell/>
        </table:table-row>
        <table:table-row table:style-name="ro1">
          <table:table-cell office:value-type="string" calcext:value-type="string">
            <text:p>front porch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31777557100298" calcext:value-type="float">
            <text:p>0.31777557100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 puls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63555114200596" calcext:value-type="float">
            <text:p>0.063555114200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porch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.0486593843098" calcext:value-type="float">
            <text:p>1.0486593843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le Frame</text:p>
          </table:table-cell>
          <table:table-cell office:value-type="float" office:value="525" calcext:value-type="float">
            <text:p>525</text:p>
          </table:table-cell>
          <table:table-cell table:style-name="ce1" office:value-type="float" office:value="16.683217477656" calcext:value-type="float">
            <text:p>16.683217477656</text:p>
          </table:table-cell>
          <table:table-cell table:formula="of:=[.B19]/([.C19]*10^-3)" office:value-type="float" office:value="31468.7500000008" calcext:value-type="float">
            <text:p>31468.7500000008</text:p>
          </table:table-cell>
          <table:table-cell office:value-type="string" calcext:value-type="string">
            <text:p>Line-Frequenz in Hz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]+[.C19]" office:value-type="float" office:value="48.460774577954" calcext:value-type="float">
            <text:p>48.460774577954</text:p>
          </table:table-cell>
          <table:table-cell table:formula="of:=1/[.D19]" office:value-type="float" office:value="0.0000317775571002971" calcext:value-type="float">
            <text:p>3.17775571002971E-05</text:p>
          </table:table-cell>
          <table:table-cell office:value-type="string" calcext:value-type="string">
            <text:p>Pixeltiming in 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chsatz</text:p>
          </table:table-cell>
          <table:table-cell table:formula="of:=[.B24]/8*[.B29]" office:value-type="float" office:value="6.591796875" calcext:value-type="float">
            <text:p>6.591796875</text:p>
          </table:table-cell>
          <table:table-cell office:value-type="string" calcext:value-type="string">
            <text:p>MB/s</text:p>
          </table:table-cell>
          <table:table-cell table:formula="of:=[.B24]*[.B29]/8" office:value-type="float" office:value="6.591796875" calcext:value-type="float">
            <text:p>6.591796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icherbedarf pro frame</text:p>
          </table:table-cell>
          <table:table-cell table:formula="of:=[.B15]*[.B8]*3*[.B28]/2^20" office:value-type="float" office:value="0.87890625" calcext:value-type="float">
            <text:p>0.87890625</text:p>
          </table:table-cell>
          <table:table-cell office:value-type="string" calcext:value-type="string">
            <text:p>Mb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Bits pro Farb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dwiderholungsra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2">00/00/0000</text:date>, <text:time style:data-style-name="N2" text:time-value="14:27:32.975297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30:32.346510097</meta:creation-date>
    <dc:date>2018-02-02T14:10:42.550803099</dc:date>
    <meta:editing-duration>P2DT45M36S</meta:editing-duration>
    <meta:editing-cycles>4</meta:editing-cycles>
    <meta:generator>LibreOffice/5.4.4.2$Linux_X86_64 LibreOffice_project/40$Build-2</meta:generator>
    <meta:document-statistic meta:table-count="1" meta:cell-count="75" meta:object-count="0"/>
  </office:meta>
</office:document-meta>
</file>